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e8efb" officeooo:paragraph-rsid="001e8efb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none" fo:font-weight="normal" officeooo:rsid="001e8efb" officeooo:paragraph-rsid="001e8efb" style:font-weight-asian="normal" style:font-weight-complex="normal"/>
    </style:style>
    <style:style style:name="P3" style:family="paragraph" style:parent-style-name="Standard" style:list-style-name="L2">
      <style:paragraph-properties fo:text-align="justify" style:justify-single-word="false"/>
      <style:text-properties style:text-underline-style="none" fo:font-weight="normal" officeooo:rsid="001e8efb" officeooo:paragraph-rsid="001e8efb" style:font-weight-asian="normal" style:font-weight-complex="normal"/>
    </style:style>
    <style:style style:name="T1" style:family="text">
      <style:text-properties officeooo:rsid="00201c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lación de las clases implementadas por cada miembro del grupo</text:p>
      <text:p text:style-name="P1"/>
      <text:p text:style-name="P2"/>
      <text:list xml:id="list417807891262268755" text:style-name="L2">
        <text:list-item>
          <text:p text:style-name="P3">Las clases tecla, teclado y distancia han sido implementadas por Gabriel Carrillo.</text:p>
        </text:list-item>
        <text:list-item>
          <text:p text:style-name="P3">Las clases estadística y algoritmos han sido implementadas por Alex del Amo.</text:p>
        </text:list-item>
        <text:list-item>
          <text:p text:style-name="P3">Las clases simbolo, alfabeto <text:span text:style-name="T1">y </text:span>algoritmos han sido implementadas por Josep Mercad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8:12:28.179450951</meta:creation-date>
    <dc:date>2014-05-03T18:20:34.874549215</dc:date>
    <meta:editing-duration>PT4M56S</meta:editing-duration>
    <meta:editing-cycles>2</meta:editing-cycles>
    <meta:generator>LibreOffice/4.1.5.3$Linux_X86_64 LibreOffice_project/410m0$Build-3</meta:generator>
    <meta:document-statistic meta:table-count="0" meta:image-count="0" meta:object-count="0" meta:page-count="1" meta:paragraph-count="4" meta:word-count="49" meta:character-count="308" meta:non-whitespace-character-count="266"/>
  </office:meta>
</office:document-meta>
</file>